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text-properties fo:language="fr" fo:country="FR" officeooo:rsid="001a92bb" officeooo:paragraph-rsid="0027fcbf"/>
    </style:style>
    <style:style style:name="P2" style:family="paragraph" style:parent-style-name="Standard">
      <style:paragraph-properties fo:text-align="justify" style:justify-single-word="false"/>
      <style:text-properties fo:language="fr" fo:country="FR" officeooo:rsid="001f67ce" officeooo:paragraph-rsid="001f67ce"/>
    </style:style>
    <style:style style:name="P3" style:family="paragraph" style:parent-style-name="Standard">
      <style:paragraph-properties fo:text-align="justify" style:justify-single-word="false"/>
      <style:text-properties fo:language="fr" fo:country="FR" officeooo:rsid="001f67ce" officeooo:paragraph-rsid="002060f6"/>
    </style:style>
    <style:style style:name="P4" style:family="paragraph" style:parent-style-name="Standard">
      <style:paragraph-properties fo:text-align="justify" style:justify-single-word="false"/>
      <style:text-properties fo:language="fr" fo:country="FR" officeooo:rsid="001f67ce" officeooo:paragraph-rsid="0027fcbf"/>
    </style:style>
    <style:style style:name="P5" style:family="paragraph" style:parent-style-name="Standard">
      <style:paragraph-properties fo:text-align="end" style:justify-single-word="false"/>
      <style:text-properties fo:language="fr" fo:country="FR" officeooo:rsid="001f67ce" officeooo:paragraph-rsid="001f67ce"/>
    </style:style>
    <style:style style:name="P6" style:family="paragraph" style:parent-style-name="Standard">
      <style:paragraph-properties fo:text-align="end" style:justify-single-word="false"/>
      <style:text-properties fo:language="fr" fo:country="FR" officeooo:rsid="001f67ce" officeooo:paragraph-rsid="0024e14e"/>
    </style:style>
    <style:style style:name="P7" style:family="paragraph" style:parent-style-name="Standard">
      <style:paragraph-properties fo:text-align="justify" style:justify-single-word="false"/>
      <style:text-properties fo:language="fr" fo:country="FR" officeooo:rsid="002060f6" officeooo:paragraph-rsid="0021b802"/>
    </style:style>
    <style:style style:name="P8" style:family="paragraph" style:parent-style-name="Standard">
      <style:paragraph-properties fo:text-align="justify" style:justify-single-word="false"/>
      <style:text-properties fo:language="fr" fo:country="FR" officeooo:rsid="0021b802" officeooo:paragraph-rsid="0021b802"/>
    </style:style>
    <style:style style:name="P9" style:family="paragraph" style:parent-style-name="Standard">
      <style:paragraph-properties fo:text-align="justify" style:justify-single-word="false"/>
      <style:text-properties fo:language="fr" fo:country="FR" officeooo:rsid="0024e14e" officeooo:paragraph-rsid="0024e14e"/>
    </style:style>
    <style:style style:name="P10" style:family="paragraph" style:parent-style-name="Standard">
      <style:paragraph-properties fo:text-align="end" style:justify-single-word="false"/>
      <style:text-properties fo:language="fr" fo:country="FR" officeooo:rsid="002b109d" officeooo:paragraph-rsid="002b109d"/>
    </style:style>
    <style:style style:name="P11" style:family="paragraph" style:parent-style-name="Standard">
      <style:paragraph-properties fo:text-align="justify" style:justify-single-word="false"/>
      <style:text-properties fo:language="fr" fo:country="FR" officeooo:rsid="002b109d" officeooo:paragraph-rsid="002b109d"/>
    </style:style>
    <style:style style:name="P12" style:family="paragraph" style:parent-style-name="Standard">
      <style:paragraph-properties fo:text-align="start" style:justify-single-word="false"/>
      <style:text-properties officeooo:rsid="001f67ce" officeooo:paragraph-rsid="0024e14e"/>
    </style:style>
    <style:style style:name="P13" style:family="paragraph" style:parent-style-name="Standard">
      <style:paragraph-properties fo:text-align="end" style:justify-single-word="false"/>
      <style:text-properties fo:language="fr" fo:country="FR" officeooo:rsid="002b109d" officeooo:paragraph-rsid="002b109d"/>
    </style:style>
    <style:style style:name="P14" style:family="paragraph" style:parent-style-name="Standard">
      <style:paragraph-properties fo:text-align="justify" style:justify-single-word="false"/>
      <style:text-properties fo:language="fr" fo:country="FR" officeooo:rsid="001a92bb" officeooo:paragraph-rsid="0027fcbf"/>
    </style:style>
    <style:style style:name="T1" style:family="text">
      <style:text-properties fo:language="fr" fo:country="FR"/>
    </style:style>
    <style:style style:name="T2" style:family="text">
      <style:text-properties fo:language="fr" fo:country="FR" officeooo:rsid="0024e14e"/>
    </style:style>
    <style:style style:name="T3" style:family="text">
      <style:text-properties officeooo:rsid="002060f6"/>
    </style:style>
    <style:style style:name="T4" style:family="text">
      <style:text-properties officeooo:rsid="0021b802"/>
    </style:style>
    <style:style style:name="T5" style:family="text">
      <style:text-properties officeooo:rsid="0023a5fb"/>
    </style:style>
    <style:style style:name="T6" style:family="text">
      <style:text-properties officeooo:rsid="0024e14e"/>
    </style:style>
    <style:style style:name="T7" style:family="text">
      <style:text-properties officeooo:rsid="0027fcbf"/>
    </style:style>
    <style:style style:name="T8" style:family="text">
      <style:text-properties officeooo:rsid="002b109d"/>
    </style:style>
    <style:style style:name="T9" style:family="text">
      <style:text-properties officeooo:rsid="003167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t;<text:span text:style-name="T9">my_contact</text:span>&gt;</text:p>
      <text:p text:style-name="P10">Adrien LAVISIERA</text:p>
      <text:p text:style-name="P10">Veepee</text:p>
      <text:p text:style-name="P10">162 rue Amboise Croizat, 93200 Saint Denis</text:p>
      <text:p text:style-name="P5"/>
      <text:p text:style-name="P2">Objet : Candidature pour <text:span text:style-name="T8">un</text:span> stage <text:span text:style-name="T8">de 6 mois</text:span> <text:span text:style-name="T8">au sein de l’Innovation Lab de Veepee</text:span></text:p>
      <text:p text:style-name="P2"/>
      <text:p text:style-name="P3">Monsieur <text:span text:style-name="T8">Lavisiera,</text:span></text:p>
      <text:p text:style-name="P3"/>
      <text:p text:style-name="P11">Suite a votre presentation de l’Innovation Lab a l’ecole 42, je vous contacte dans le but d’effectuer mon stage de fin d’etude de l’ecole 42 chez vous. En effet les differents projets que vous nous avez presente m’ont tout de suite captive. De part leur evolution constante au cours de leur creation, comme par exemple commencer par vouloir faire un emailing plus cible pour finir sur une nouvelle manieres d’organiser le calendrier des ventes pour toucher le plus de cible possible. Mais aussi par la diversite des technologie utilise, comme vous l’avez dit pendant votre presentation code en C# un jour pour utiliser un tout autre langage le lendemain. Et pour finir par les cible de vos projets qui</text:p>
      <text:p text:style-name="P3"/>
      <text:p text:style-name="P3">&lt;<text:span text:style-name="T3">vous</text:span>&gt;</text:p>
      <text:p text:style-name="P7">- phrase d’accroche <text:span text:style-name="T4">un maximum en lien avec l’entreprise, comment je l’ai decouverte, un evenement recent qui a pu me donner envie d’aller chez eux</text:span></text:p>
      <text:p text:style-name="P8">- situation et ce que je recherche</text:p>
      <text:p text:style-name="P8">« fin cursus 42, recherche stage de 6 mois »</text:p>
      <text:p text:style-name="P8">- suivre par le motivation de la candidature spontannee ou pour le stage</text:p>
      <text:p text:style-name="P7">« pour veepe parler de la presentation du lab a 42, <text:span text:style-name="T4">decouverte d’un service inconnu et qui a l’air d’etre une vrai salle de jeux ou apprendre serait super</text:span> »</text:p>
      <text:p text:style-name="P7">- <text:span text:style-name="T5">parler des differents point qui ont donner envie de travailler chez eux</text:span></text:p>
      <text:p text:style-name="P7">« <text:span text:style-name="T5">la pluralites des langage utilise, les differents projet qui evoluent dans tout les sens, la multiconnexions avec lentirete de lentreprise, </text:span><text:span text:style-name="T7">cote transverse du pole, pour les collaborateurs et les clients</text:span><text:span text:style-name="T5"> »</text:span></text:p>
      <text:p text:style-name="P3"/>
      <text:p text:style-name="P4">&lt;<text:span text:style-name="T3">moi</text:span>&gt;</text:p>
      <text:p text:style-name="P4"/>
      <text:p text:style-name="P1">Softskills 42</text:p>
      <text:p text:style-name="P1"/>
      <text:p text:style-name="P1">travail d’equipe</text:p>
      <text:p text:style-name="P1">savoir apprendre un language</text:p>
      <text:p text:style-name="P1">logique du code en general</text:p>
      <text:p text:style-name="P1">recherche face a un pronbleme</text:p>
      <text:p text:style-name="P1">trouver des solutions</text:p>
      <text:p text:style-name="P1"/>
      <text:p text:style-name="P1">XP respo bar bde/festoch</text:p>
      <text:p text:style-name="P1"/>
      <text:p text:style-name="P1">ecoute des autres</text:p>
      <text:p text:style-name="P1">reunion bimensuel donc implication a l’annee</text:p>
      <text:p text:style-name="P1">orga specifique pour rush</text:p>
      <text:p text:style-name="P1">formation nouveau</text:p>
      <text:p text:style-name="P1">entretien bar</text:p>
      <text:p text:style-name="P1">gestion equipes et travail d’equipe</text:p>
      <text:p text:style-name="P3"/>
      <text:p text:style-name="P3">&lt;<text:span text:style-name="T3">nous</text:span>&gt;</text:p>
      <text:p text:style-name="P3"><text:s/></text:p>
      <text:p text:style-name="P3">&lt;<text:span text:style-name="T6">cloture</text:span>&gt;</text:p>
      <text:p text:style-name="P9"><text:soft-page-break/>indique que lon est disponible pour le recruteur</text:p>
      <text:p text:style-name="P9"/>
      <text:p text:style-name="P6">Fait a Antony, le &lt;date&gt;</text:p>
      <text:p text:style-name="P12"><text:span text:style-name="T1">&lt;</text:span><text:span text:style-name="T2">signature, nom prenom</text:span><text:span text:style-name="T1">&g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9T12:42:44.994708335</meta:creation-date>
    <dc:date>2025-02-19T17:49:58.793828202</dc:date>
    <meta:editing-duration>PT2H54M53S</meta:editing-duration>
    <meta:editing-cycles>5</meta:editing-cycles>
    <meta:generator>LibreOffice/7.3.7.2$Linux_X86_64 LibreOffice_project/30$Build-2</meta:generator>
    <meta:document-statistic meta:table-count="0" meta:image-count="0" meta:object-count="0" meta:page-count="2" meta:paragraph-count="35" meta:word-count="345" meta:character-count="2040" meta:non-whitespace-character-count="1728"/>
  </office:meta>
</office:document-meta>
</file>